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3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814cm" svg:y="3.2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414cm" svg:y="3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5.614cm" svg:y="3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4.6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6.0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8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4.4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0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7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8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2.8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4.4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6.0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7.6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9.2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0.814cm" svg:y="8.8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2.4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7:48:30.476015059</dc:date>
    <dc:creator>elucterio </dc:creator>
    <meta:editing-duration>PT17M26S</meta:editing-duration>
    <meta:editing-cycles>4</meta:editing-cycles>
    <meta:generator>LibreOffice/4.2.8.2$Linux_X86_64 LibreOffice_project/420m0$Build-2</meta:generator>
    <meta:document-statistic meta:object-count="74"/>
  </office:meta>
</office:document-meta>
</file>